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language-asian="ja" style:country-asian="JP"/>
    </style:style>
    <style:style style:name="P61" style:family="paragraph" style:parent-style-name="Table_20_Contents">
      <style:text-properties style:language-asian="zh" style:country-asian="CN"/>
    </style:style>
    <style:style style:name="P62"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Times New Roman" style:font-name-asian="Times New Roman"/>
    </style:style>
    <style:style style:name="T40" style:family="text">
      <style:text-properties style:font-name="Times New Roman" style:font-name-asian="宋体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528211"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5677773"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5685368"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5685587"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5693092"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5693370"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5695575"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5678866"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5680538"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5680609"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5677098"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5678918"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5673823"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5683545"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5668224"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5697744"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5698019"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89211"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5668980"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5672268"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5689530"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5680413"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82898"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5686646"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5684929"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5679858"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5687374"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5688730"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5692748"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96152"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5668534"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5668021"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5687876"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5695760"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5676621"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5673806"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92461"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5675727"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5677685"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5690698"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5694544"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5698667"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5681877"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67602"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5696420"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5674151"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5698577"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5688689"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5680374"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5674388"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79826"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5673773"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5694339"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5673675"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5680864"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700852"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5672003"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5673285"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5688110"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5692848"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90585"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5690888"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5670726"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5692199"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5691125"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5681893"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5689848"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5684996"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5682900"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text:span text:style-name="T40">保存到string中，实际在底层的basic_string中保存的是abc\0，这样在对string进行操作的函数的内部实现中始终要注意有\0的存在。</text:span></text:p>
      <text:p text:style-name="P21"><text:tab/>同时string还提供了一些I/O操作。</text:p>
      <text:list xml:id="list35700503"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5681001"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5683606"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ext:soft-page-break/>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ext:soft-page-break/>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ext:soft-page-break/>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ext:soft-page-break/>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返回值：</text:p>
      <text:p text:style-name="P11"><text:soft-page-break/><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95077" text:continue-numbering="true" text:style-name="WW8Num13">
        <text:list-item>
          <text:list>
            <text:list-item>
              <text:h text:style-name="P55" text:outline-level="2"><text:soft-page-break/>迭代器接口</text:h>
            </text:list-item>
          </text:list>
        </text:list-item>
      </text:list>
      <text:p text:style-name="P21"><text:tab/>由于直接使用basic_string迭代器作为实现，所以string并没有提供迭代器接口。</text:p>
      <text:list xml:id="list35671328"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5685503"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33547587"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76721" text:continue-list="list35685503" text:style-name="WW8Num13">
        <text:list-item>
          <text:list>
            <text:list-item>
              <text:h text:style-name="P58" text:outline-level="2"><text:span text:style-name="T6">libcstl 2.1</text:span><text:span text:style-name="T3">改善</text:span></text:h>
            </text:list-item>
          </text:list>
        </text:list-item>
      </text:list>
      <text:list xml:id="list33543387"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text:soft-page-break/>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703027" text:continue-list="list35676721" text:style-name="WW8Num13">
        <text:list-item>
          <text:list>
            <text:list-item>
              <text:h text:style-name="P58" text:outline-level="2"><text:span text:style-name="T6">libcstl 2.1</text:span><text:span text:style-name="T3">代码的优化</text:span></text:h>
            </text:list-item>
          </text:list>
        </text:list-item>
      </text:list>
      <text:list xml:id="list35697566" text:continue-list="list33543387"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text:soft-page-break/>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text:soft-page-break/>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683196" text:continue-list="list35703027"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ext:soft-page-break/>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12T15:55:56.82</dc:date>
    <meta:editing-cycles>1915</meta:editing-cycles>
    <meta:editing-duration>PT472H08M14S</meta:editing-duration>
    <meta:generator>OpenOffice.org/3.2$Win32 OpenOffice.org_project/320m18$Build-9502</meta:generator>
    <dc:creator>Bo Wang</dc:creator>
    <meta:document-statistic meta:table-count="631" meta:image-count="41" meta:object-count="0" meta:page-count="275" meta:paragraph-count="8603" meta:word-count="69585" meta:character-count="262605"/>
  </office:meta>
</office:document-meta>
</file>